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5.625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699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4.521cm" style:use-optimal-row-height="false"/>
    </style:style>
    <style:style style:name="ro3" style:family="table-row">
      <style:table-row-properties style:row-height="5.961cm" style:use-optimal-row-height="false"/>
    </style:style>
    <style:style style:name="ro4" style:family="table-row">
      <style:table-row-properties style:row-height="3.801cm" style:use-optimal-row-height="false"/>
    </style:style>
    <style:style style:name="ro5" style:family="table-row">
      <style:table-row-properties style:row-height="5.241cm" style:use-optimal-row-height="false"/>
    </style:style>
    <style:style style:name="ro6" style:family="table-row">
      <style:table-row-properties style:row-height="1.026cm" style:use-optimal-row-height="false"/>
    </style:style>
    <style:style style:name="ro7" style:family="table-row">
      <style:table-row-properties style:row-height="3.756cm" style:use-optimal-row-height="false"/>
    </style:style>
    <style:style style:name="ro8" style:family="table-row">
      <style:table-row-properties style:row-height="2.34cm" style:use-optimal-row-height="false"/>
    </style:style>
    <style:style style:name="ro9" style:family="table-row">
      <style:table-row-properties style:row-height="3.048cm" style:use-optimal-row-height="false"/>
    </style:style>
    <style:style style:name="ro10" style:family="table-row">
      <style:table-row-properties style:row-height="0.861cm" style:use-optimal-row-height="false"/>
    </style:style>
    <style:style style:name="ro11" style:family="table-row">
      <style:table-row-properties style:row-height="2.657cm" style:use-optimal-row-height="false"/>
    </style:style>
    <style:style style:name="ro12" style:family="table-row">
      <style:table-row-properties style:row-height="3.131cm" style:use-optimal-row-height="false"/>
    </style:style>
    <style:style style:name="ro13" style:family="table-row">
      <style:table-row-properties style:row-height="3.271cm" style:use-optimal-row-height="false"/>
    </style:style>
    <style:style style:name="ro14" style:family="table-row">
      <style:table-row-properties style:row-height="2.04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size-asian="15pt" style:font-size-complex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</style:style>
    <style:style style:name="P12" style:family="paragraph">
      <style:text-properties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299cm" fo:text-align="start" fo:text-indent="0cm"/>
    </style:style>
    <style:style style:name="P15" style:family="paragraph">
      <style:paragraph-properties fo:margin-left="0cm" fo:margin-right="0cm" fo:margin-top="0cm" fo:margin-bottom="0.223cm" fo:text-indent="0cm"/>
    </style:style>
    <style:style style:name="P16" style:family="paragraph">
      <style:paragraph-properties fo:margin-left="0cm" fo:margin-right="0cm" fo:margin-top="0cm" fo:margin-bottom="0.374cm" fo:text-indent="0cm"/>
    </style:style>
    <style:style style:name="P17" style:family="paragraph">
      <style:text-properties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42cm" fo:margin-bottom="0.35cm" fo:text-indent="0cm"/>
    </style:style>
    <style:style style:name="P2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5050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50505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erif CJK JP:palt" fo:font-size="14pt" style:font-name-asian="Noto Serif CJK JP:palt" style:font-size-asian="14pt" style:font-name-complex="Noto Serif CJK JP:palt" style:font-size-complex="14pt"/>
    </style:style>
    <style:style style:name="T22" style:family="text">
      <style:text-properties fo:font-size="14pt" style:font-name-asian="Noto Serif CJK JP:palt" style:font-size-asian="14pt" style:font-name-complex="Noto Serif CJK JP:palt" style:font-size-complex="14pt"/>
    </style:style>
    <style:style style:name="T23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21pt" fo:font-weight="bold" style:font-size-asian="21pt" style:font-weight-asian="bold" style:font-size-complex="21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nsolas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. 유전체 분석 프로세스 정리 <text:line-break/>– 용어 정리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>Reference Genome(참조 게놈) : 특정 종의 표준화 유전체, 염기서열로 분석 대상의 유전체 변이를 측정(위치,등급 결정)할때 쓰이는 기준</text:p>
                  </text:list-item>
                  <text:list-item>
                    <text:p>Polymerase Chain Reaction ( PCR, 중합효소연쇄반응) : 검출을 원하는 특정 표적 유전물질을 증폭하는 방법,시퀀싱용 DNA 양을 확보하고 특정 타깃 집중 분석 가능</text:p>
                  </text:list-item>
                  <text:list-item>
                    <text:p>Library Preparation/Ready ( 라이브러리 준비/제작 ) : DNA를 시퀀싱 가능한 작은 조각과 어댑터가 부착된 형태로 만든 단계</text:p>
                  </text:list-item>
                  <text:list-item>
                    <text:p>De-multiplexing (다중분리) : 인덱스(바코드)로 혼합된 데이터(reads)를 각 샘플별 FASTQ로 분리하여 서로 다른 샘플이 혼동되지 않도록 보장하는 과정</text:p>
                  </text:list-item>
                  <text:list-item>
                    <text:p>Sequencing by synthesis ( SBS ) : DNA가 복제되면서 한 염기씩 읽어내는 시퀀싱 화학 반응 </text:p>
                  </text:list-item>
                  <text:list-item>
                    <text:p>Read (리드) : DNA 시퀀싱 기술로 생성된 매우 짧은 염기서열 조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>Sequencing (시퀀싱) : DNA/RNA를 작은 조각으로 파편화하고, 각 조각의 염기열을 분석해 전체 염기열을 재구성하는 과정</text:p>
                    <text:list>
                      <text:list-item>
                        <text:p>FASTA : 유전체 염기서열 정보를 담고 있는 텍스트 기반의 파일 형식. 염기서열 데이터 저장 및 공유에 사용됨.</text:p>
                      </text:list-item>
                      <text:list-item>
                        <text:p>FASTQ : 시퀀싱 결과와 각 염기의 품질 점수를 함께 담고 있는 텍스트 기반의 파일 형식. 시퀀싱 데이터 분석의 기초 자료로 사용됨.</text:p>
                      </text:list-item>
                    </text:list>
                  </text:list-item>
                  <text:list-item>
                    <text:p>Alignment( 정렬 ) : 샘플 DNA 조각을 참조 게놈과 비교, 가장 유사한 위치를 찾는 과정</text:p>
                    <text:list>
                      <text:list-item>
                        <text:p>SAM/BAM/CRAM : 정렬 결과를 텍스트, 이진, 압축 파일 형태로 저장한 파일 형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Data‑Quality &amp; Pre‑processing )</text:span></text:p>
                <text:list>
                  <text:list-item>
                    <text:p>Quality Control (품질 검사) : FASTQ의 품질 점수, GC-batch, contamination 파악</text:p>
                    <text:list>
                      <text:list-item>
                        <text:p>Contamination : 시퀀싱 데이터 안에 원하는 유전체가 아닌 외부 DNA(예: 다른 종의 DNA, 적대균, 플라스미드, 어댑터 잔재 등)이 포함되는 현상.</text:p>
                      </text:list-item>
                    </text:list>
                  </text:list-item>
                  <text:list-item>
                    <text:p>Trimming (트리밍) : 어탭터, 낮은 품질 평가를 받은 염기를 제거하여 정렬 정확도와 변이 호출 신뢰도를 향상시킴</text:p>
                  </text:list-item>
                  <text:list-item>
                    <text:p>Duplicate Marking (중복 마킹) : <text:s/>PCR 또는 시퀀싱 중복 reads를 표시하여 변이 빈도 왜곡 방지</text:p>
                  </text:list-item>
                  <text:list-item>
                    <text:p>Base‑Quality Recalibration ( BQSR, 염기서열점수 재보정 ) : <text:s/>염기에 할당된 품질 점수의 정확도를 높여, 검출된 변이가 우연이 아닌 실제 변이일 확률을 높이는 데 기여</text:p>
                  </text:list-item>
                  <text:list-item>
                    <text:p>Population Frequency ( 인구빈도) : <text:s/>주어진 모집단에서 특정 변이가 검출되는 유전체의 비율, 이를 통해 흔한 변이인지, 희귀한 변이인지 판단을 내릴 수 있음( Terminology (Variant Calling &amp; Annotation) 참조)</text:p>
                    <text:list>
                      <text:list-item>
                        <text:p>Minor Allele Frequency (MAF) </text:p>
                      </text:list-item>
                      <text:list-item>
                        <text:p>Variant Frequency (변이 빈도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 Alignment &amp; Indexing )</text:span></text:p>
                <text:list>
                  <text:list-item>
                    <text:p>Alignment Tool (정렬 도구) :BWA‑MEM, Bowtie2, STAR, minimap2 등 원하는 정렬 속도·정확도 에 따라 선택할 수 있는 도구</text:p>
                  </text:list-item>
                  <text:list-item>
                    <text:p>Indexing (인덱싱 ) : FASTA를 BWA‑index, Bowtie2‑index 등으로 변환, 빠른 정렬을 위한 사전 준비 단계</text:p>
                  </text:list-item>
                  <text:list-item>
                    <text:p text:style-name="P4"><text:span text:style-name="T2">Sorting (</text:span><text:span text:style-name="T2">정렬</text:span><text:span text:style-name="T2">) : <text:s/>Read</text:span><text:span text:style-name="T2">를 좌표순으로 정렬</text:span>(BAM)인덱스 파일 생성, 변이 호출에 필요</text:p>
                  </text:list-item>
                  <text:list-item>
                    <text:p>Indexing BAM (BAM 인덱싱) : .bai 파일 생성,빠른 임의 접근 (예: IGV 시각화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>Variant Calling (변이 호출) :HaplotypeCaller, FreeBayes, DeepVariant 등 SNP, 인델, 구조 변이를 검출</text:p>
                  </text:list-item>
                  <text:list-item>
                    <text:p>Variant Call Format (VCF) : 이 결과를 표준화된 텍스트 파일</text:p>
                  </text:list-item>
                  <text:list-item>
                    <text:p>Hard Filtering (하드 필터링) : QUAL, DP, MQ 등 수치 기준으로 필터링,신뢰성 낮은 변이 제거 </text:p>
                  </text:list-item>
                  <text:list-item>
                    <text:p>Variant Annotation (변이 주석) : VEP, SnpEff, ANNOVAR 등 변이의 기능적 의미(유전자, 등급) 부여</text:p>
                  </text:list-item>
                  <text:list-item>
                    <text:p>Population Frequency( 인구집단 빈도) gnomAD, 1000 Genomes 등,흔한 변이와 드문 변이를 구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4">Format</text:span></text:p>
              </table:table-cell>
              <table:table-cell>
                <text:p text:style-name="P7"><text:span text:style-name="T4">파일 확장자</text:span></text:p>
              </table:table-cell>
              <table:table-cell>
                <text:p text:style-name="P7"><text:span text:style-name="T4"><text:s/></text:span><text:span text:style-name="T4">내용</text:span></text:p>
              </table:table-cell>
              <table:table-cell>
                <text:p text:style-name="P7"><text:span text:style-name="T4">사용처</text:span></text:p>
              </table:table-cell>
            </table:table-row>
            <table:table-row table:style-name="ro2" table:default-cell-style-name="bg-none">
              <table:table-cell>
                <text:p><text:span text:style-name="T5">Reference Genome</text:span></text:p>
                <text:p><text:span text:style-name="T5"/></text:p>
              </table:table-cell>
              <table:table-cell>
                <text:p><text:span text:style-name="T5">.fa</text:span></text:p>
                <text:p><text:span text:style-name="T5">.fasta</text:span></text:p>
              </table:table-cell>
              <table:table-cell table:style-name="ce2">
                <text:p text:style-name="P8"><text:span text:style-name="T6">전체 유전체 서열</text:span></text:p>
              </table:table-cell>
              <table:table-cell table:style-name="ce3">
                <text:p text:style-name="P9"><text:span text:style-name="T7">모든 분석의 기준이 되는 완전한 유전체 서열 데이터</text:span><text:span text:style-name="T7">, </text:span><text:span text:style-name="T7">이 서열에 맞춰서 실제 실험에서 얻은 짧은 서열 조각</text:span><text:span text:style-name="T7">(reads)</text:span><text:span text:style-name="T7">들을 정렬함</text:span><text:span text:style-name="T7">.</text:span></text:p>
              </table:table-cell>
            </table:table-row>
            <table:table-row table:style-name="ro3" table:default-cell-style-name="bg-none">
              <table:table-cell>
                <text:p><text:span text:style-name="T5">FASTQ</text:span></text:p>
              </table:table-cell>
              <table:table-cell>
                <text:p><text:span text:style-name="T5">.fastq, .fq</text:span></text:p>
              </table:table-cell>
              <table:table-cell table:style-name="ce2">
                <text:p text:style-name="P8"><text:span text:style-name="T6">염기 서열 조각</text:span><text:span text:style-name="T6">(Reads)</text:span><text:span text:style-name="T6">과 품질 점수</text:span><text:span text:style-name="T6">(Phred scores)</text:span></text:p>
                <text:p text:style-name="P8"><text:span text:style-name="T6"/></text:p>
                <text:p text:style-name="P8"><text:span text:style-name="T6"/></text:p>
              </table:table-cell>
              <table:table-cell table:style-name="ce3">
                <text:p text:style-name="P9"><text:span text:style-name="T7">염기 서열 분석 장비</text:span><text:span text:style-name="T7">(</text:span><text:span text:style-name="T7">시퀀서</text:span><text:span text:style-name="T7">)</text:span><text:span text:style-name="T7">에서 나오는 원본 데이터</text:span><text:span text:style-name="T7">, </text:span><text:span text:style-name="T7">이 파일에는 수많은 짧은 염기 서열 조각들과 각 염기의 정확도를 나타내는 점수</text:span><text:span text:style-name="T7">(Phred score)</text:span><text:span text:style-name="T7">가 포함되어 있음</text:span><text:span text:style-name="T7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8.72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4" table:default-cell-style-name="bg-none">
              <table:table-cell>
                <text:p>SAM</text:p>
              </table:table-cell>
              <table:table-cell>
                <text:p>.sam</text:p>
              </table:table-cell>
              <table:table-cell table:style-name="ce2">
                <text:p text:style-name="P8"><text:span text:style-name="T9">텍스트 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<text:s/></text:span><text:span text:style-name="T10">염기 서열 조각</text:span><text:span text:style-name="T10">(reads)</text:span><text:span text:style-name="T10">을 참조 유전체에 정렬한 초기 결과 파일</text:span><text:span text:style-name="T10">,</text:span><text:span text:style-name="T10">아직 압축되지 않은 텍스트 파일이라 용량이 매우 큼</text:span><text:span text:style-name="T10">.</text:span></text:p>
              </table:table-cell>
            </table:table-row>
            <table:table-row table:style-name="ro4" table:default-cell-style-name="bg-none">
              <table:table-cell>
                <text:p>BAM</text:p>
              </table:table-cell>
              <table:table-cell>
                <text:p>.bam</text:p>
              </table:table-cell>
              <table:table-cell table:style-name="ce2">
                <text:p text:style-name="P8"><text:span text:style-name="T9">이진</text:span><text:span text:style-name="T9">(Binary) </text:span><text:span text:style-name="T9">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SAM </text:span><text:span text:style-name="T10">파일을 이진 형태로 압축한 파일</text:span><text:span text:style-name="T10">, </text:span><text:span text:style-name="T10">데이터 처리 속도가 빠르고 용량이 작아 유전체 분석에서 가장 널리 사용되는 표준 형식</text:span><text:span text:style-name="T10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5" table:default-cell-style-name="bg-none">
              <table:table-cell>
                <text:p>CRAM</text:p>
              </table:table-cell>
              <table:table-cell>
                <text:p>.cram</text:p>
              </table:table-cell>
              <table:table-cell table:style-name="ce2">
                <text:p text:style-name="P8"><text:span text:style-name="T9">참조 유전체를 활용하여 압축한 </text:span><text:span text:style-name="T9">BAM</text:span></text:p>
              </table:table-cell>
              <table:table-cell table:style-name="ce3">
                <text:p text:style-name="P9"><text:span text:style-name="T10">BAM </text:span><text:span text:style-name="T10">파일을 더 효율적으로 압축한 형식</text:span><text:span text:style-name="T10">, </text:span><text:span text:style-name="T10">참조 유전체의 정보를 활용하여 데이터 중복을 최소화하기 때문에 저장 공간을 크게 절약할 수 있음</text:span><text:span text:style-name="T10">.</text:span></text:p>
              </table:table-cell>
            </table:table-row>
            <table:table-row table:style-name="ro5" table:default-cell-style-name="bg-none">
              <table:table-cell>
                <text:p>VCF</text:p>
              </table:table-cell>
              <table:table-cell>
                <text:p>.vcf, vcf.gz</text:p>
              </table:table-cell>
              <table:table-cell table:style-name="ce2">
                <text:p text:style-name="P8"><text:span text:style-name="T9">유전체 변이 정보</text:span></text:p>
              </table:table-cell>
              <table:table-cell table:style-name="ce3">
                <text:p text:style-name="P9"><text:span text:style-name="T10"><text:s/></text:span><text:span text:style-name="T10">참조 유전체와 비교했을 때 어떤 유전적 변이</text:span><text:span text:style-name="T10">(</text:span><text:span text:style-name="T10">예</text:span><text:span text:style-name="T10">: </text:span><text:span text:style-name="T10">돌연변이</text:span><text:span text:style-name="T10">)</text:span><text:span text:style-name="T10">가 있는지 기록한 파일</text:span><text:span text:style-name="T10">, </text:span><text:span text:style-name="T10">이 파일은 이후 변이의 특성을 분석하고 주석을 다는 데 사용됨</text:span><text:span text:style-name="T10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1 – </text:span><text:span text:style-name="T8">샘플</text:span><text:span text:style-name="T8">, </text:span><text:span text:style-name="T8">라이브러리 제작 </text:span><text:span text:style-name="T8">:</text:span><text:span text:style-name="T8">분석할 </text:span><text:span text:style-name="T8">DNA </text:span><text:span text:style-name="T8">샘플을 시퀀싱 장비가 읽을 수 있는 형태로 가공하는 물리적</text:span><text:span text:style-name="T8">, </text:span><text:span text:style-name="T8">화학적 준비 과정</text:span></text:p>
                <text:list>
                  <text:list-item>
                    <text:p>DNA 추출 (DNA Extraction) </text:p>
                    <text:list>
                      <text:list-item>
                        <text:p>혈액, 조직, 타액 등 생물학적 샘플에서 세포벽과 세포막, 핵막을 파괴한 뒤 단백질, RNA 등 분석에 불필요한 다른 분자들을 화학적으로 제거하고 순수한 고품질의 DNA만 분리하여 정제하는 과정. </text:p>
                      </text:list-item>
                      <text:list-item>
                        <text:p>추출된 DNA의 순도와 양이 결과의 질을 결정.</text:p>
                      </text:list-item>
                    </text:list>
                  </text:list-item>
                  <text:list-item>
                    <text:p>DNA 파편화 (DNA Fragmentation) </text:p>
                    <text:list>
                      <text:list-item>
                        <text:p>초음파(sonication)나 특정 효소를 이용하여 목표 크기(예: 300~500 염기쌍)의 작은 조각으로 무작위적이고 균일하게 절단.</text:p>
                      </text:list-item>
                    </text:list>
                  </text:list-item>
                  <text:list-item>
                    <text:p>라이브러리 제작 (Library Preparation) : 파편화된 DNA 조각들을 시퀀싱이 가능한 상태, 즉 라이브러리(Library)로 만듬. </text:p>
                    <text:list>
                      <text:list-item>
                        <text:p>조각의 양 끝을 다듬고(end-repair), 한쪽 끝에 'A' 염기를 붙인 후(A-tailing), 시퀀싱 장비가 인식하고 결합할 수 있는 짧은 인공 DNA 서열인 어댑터(Adapter)를 양 끝에 부착(ligation). </text:p>
                      </text:list-item>
                      <text:list-item>
                        <text:p>이 어댑터에는 여러 샘플을 한번에 시퀀싱하고 나중에 데이터를 분리할 수 있도록 해주는 고유 식별표인 인덱스(Index) 또는 바코드(Barcode)가 포함될 수 있음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2 – </text:span><text:span text:style-name="T8">시퀀싱</text:span><text:span text:style-name="T8">:</text:span><text:span text:style-name="T8">라이브러리로 제작된 </text:span><text:span text:style-name="T8">DNA </text:span><text:span text:style-name="T8">조각의 염기서열을 직접 읽어내는 과정</text:span><text:span text:style-name="T8">.</text:span></text:p>
              </text:list-header>
              <text:list-item>
                <text:p>클러스터 생성 (Cluster Generation)</text:p>
                <text:list>
                  <text:list-item>
                    <text:p>준비된 라이브러리를 플로우 셀(Flow Cell)이라는 특수 코팅된 유리 슬라이드 표면에 주입하여 고정. </text:p>
                  </text:list-item>
                  <text:list-item>
                    <text:p>고정된 각 DNA 조각을 그 자리에서 수백만 개로 복제(bridge amplification)하여 신호를 증폭시키는 클러스터(Cluster)라는 복제물 덩어리를 형성. </text:p>
                  </text:list-item>
                  <text:list-item>
                    <text:p>이를 통해 다음 단계에서 각 DNA 조각의 형광 신호를 명확하게 감지 가능.</text:p>
                  </text:list-item>
                </text:list>
              </text:list-item>
              <text:list-item>
                <text:p>SBS (Sequencing by Synthesis)</text:p>
                <text:list>
                  <text:list-item>
                    <text:p>DNA 가닥이 복제(합성)되는 과정에서, 한 번에 한 베이스씩 주형 가닥에 결합하는 뉴클레오타이드를 읽어내는 화학 반응. </text:p>
                  </text:list-item>
                  <text:list-item>
                    <text:p>각 뉴클레오타이드(A/T/C/G)는 고유한 색의 형광 물질을 가지며, DNA 중합효소에 의해 결합될 때마다 고유한 빛을 방출. </text:p>
                  </text:list-item>
                  <text:list-item>
                    <text:p>시퀀싱 장비의 고해상도 카메라가 상기한 빛을 매 사이클마다 촬영하여 염기서열을 순서대로 판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1</text:span><text:span text:style-name="T10">차 분석 </text:span><text:span text:style-name="T10">: </text:span><text:span text:style-name="T10">베이스 콜링 </text:span><text:span text:style-name="T10">(Base Calling)</text:span></text:p>
                <text:list>
                  <text:list-item>
                    <text:p><text:span text:style-name="T10">시퀀싱 장비가 </text:span><text:span text:style-name="T10">SBS </text:span><text:span text:style-name="T10">과정에서 촬영한 수많은 이미지 파일을 분석</text:span></text:p>
                  </text:list-item>
                  <text:list-item>
                    <text:p><text:span text:style-name="T10">각 클러스터의 사이클별 형광 신호를 염기</text:span><text:span text:style-name="T10">(A, T, C, G)</text:span><text:span text:style-name="T10">로 변환 </text:span></text:p>
                  </text:list-item>
                  <text:list-item>
                    <text:p><text:span text:style-name="T10">각 염기가 얼마나 정확하게 판독되었는지에 대한 신뢰도 점수</text:span><text:span text:style-name="T10">(Quality Score, Phred Score)</text:span><text:span text:style-name="T10">를 함께 계산</text:span></text:p>
                  </text:list-item>
                  <text:list-item>
                    <text:p><text:span text:style-name="T10">결과를 염기서열과 품질 점수 정보를 담은 </text:span><text:span text:style-name="T10">FASTQ </text:span><text:span text:style-name="T10">파일로 저장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2</text:span><text:span text:style-name="T10">차 분석 </text:span><text:span text:style-name="T10">: </text:span><text:span text:style-name="T10">정렬 및 변이 검출 </text:span><text:span text:style-name="T10">(Alignment &amp; Variant Calling)</text:span></text:p>
                <text:list>
                  <text:list-item>
                    <text:p><text:span text:style-name="T10">1</text:span><text:span text:style-name="T10">차 분석으로 생성된 수억 개의 짧은 염기서열 조각</text:span><text:span text:style-name="T10">(read)</text:span><text:span text:style-name="T10">들을 인간 또는 해당 종의 참조 유전체</text:span><text:span text:style-name="T10">(Reference Genome) </text:span><text:span text:style-name="T10">지도에 정렬</text:span><text:span text:style-name="T10">(Alignment)</text:span><text:span text:style-name="T10">시켜 각 조각의 원래 위치를 찾는 과정</text:span></text:p>
                  </text:list-item>
                  <text:list-item>
                    <text:p><text:span text:style-name="T10">위 정렬 결과는 </text:span><text:span text:style-name="T10">BAM </text:span><text:span text:style-name="T10">파일 형식으로 저장됨</text:span></text:p>
                  </text:list-item>
                  <text:list-item>
                    <text:p><text:span text:style-name="T10">정렬된 서열과 참조 유전체를 비교하여 염기서열의 차이점</text:span><text:span text:style-name="T10">, </text:span><text:span text:style-name="T10">즉 유전 변이</text:span><text:span text:style-name="T10">(SNP, Indel </text:span><text:span text:style-name="T10">등</text:span><text:span text:style-name="T10">)</text:span><text:span text:style-name="T10">를 통계적으로 찾아내는 변이 검출</text:span><text:span text:style-name="T10">(Variant Calling)</text:span><text:span text:style-name="T10">을 수행</text:span></text:p>
                  </text:list-item>
                  <text:list-item>
                    <text:p><text:span text:style-name="T10">위 결과를 </text:span><text:span text:style-name="T10">VCF </text:span><text:span text:style-name="T10">파일로 생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8">Step 3 – </text:span><text:span text:style-name="T8">데이터 분석 </text:span><text:span text:style-name="T8">:</text:span><text:span text:style-name="T8">시퀀싱 장비에서 생성된 원본 데이터를 생물학적 의미가 있는 정보로 변환하는 컴퓨팅 분석 과정임</text:span><text:span text:style-name="T8">.</text:span></text:p>
              </text:list-header>
              <text:list-item>
                <text:p>3차 분석 : 주석 및 해석 (Annotation &amp; Interpretation)</text:p>
                <text:list>
                  <text:list-item>
                    <text:p>2차 분석에서 찾은 수많은 유전 변이(VCF 파일)에 생물학적 의미를 부여하는 최종 단계. </text:p>
                  </text:list-item>
                  <text:list-item>
                    <text:p><text:span text:style-name="T2">각 변이를 다음 기준에 따라 분류해</text:span> 기존의 대규모 데이터베이스(dbSNP, ClinVar, gnomAD 등)를 이용해 정보를 추가(주석, Annotation). <text:s/></text:p>
                    <text:list>
                      <text:list-item>
                        <text:p>어떤 유전자에 위치하는지</text:p>
                      </text:list-item>
                      <text:list-item>
                        <text:p>단백질의 기능을 변화시키는지</text:p>
                      </text:list-item>
                      <text:list-item>
                        <text:p>특정 질병과 연관성이 이미 보고되었는지</text:p>
                      </text:list-item>
                      <text:list-item>
                        <text:p>인구 집단에서 얼마나 흔하게 나타나는 변이인지 등</text:p>
                      </text:list-item>
                    </text:list>
                  </text:list-item>
                  <text:list-item>
                    <text:p>이 주석 정보를 바탕으로 최종적으로 변이의 임상적, 기능적 중요도를 해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WGS OUTPUT : FASTA</text:span><text:span text:style-name="T8">파일</text:span></text:p>
              </text:list-header>
              <text:list-item>
                <text:p><text:span text:style-name="T12">구조 </text:span></text:p>
                <text:p><text:span text:style-name="T12">fasta_file <text:s text:c="2"/>::= { fasta_entry }</text:span></text:p>
                <text:p><text:span text:style-name="T12">fasta_entry <text:s/>::= header, sequence</text:span></text:p>
                <text:p><text:span text:style-name="T12">header <text:s text:c="6"/>::= "&gt;", id, [ " ", description ], newline</text:span></text:p>
                <text:list>
                  <text:list-item>
                    <text:p><text:span text:style-name="T12">서열 고유 </text:span><text:span text:style-name="T12">ID </text:span><text:span text:style-name="T12">와 서열 설명 필요</text:span></text:p>
                  </text:list-item>
                </text:list>
                <text:p><text:span text:style-name="T12">sequence <text:s text:c="4"/>::= { sequence_line }</text:span></text:p>
                <text:list>
                  <text:list-item text:start-value="1">
                    <text:p text:style-name="P4"><text:span text:style-name="T12">실제 염기서열 데이터</text:span><text:span text:style-name="T12">,</text:span><text:span text:style-name="T12">파싱 시 한 줄이 되어야 함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예시</text:span><text:span text:style-name="T8">) </text:span></text:p>
                <text:p><text:span text:style-name="T12">&gt;aroE_1 E. coli allele 1</text:span></text:p>
                <text:p><text:span text:style-name="T12">AATCGATGATTTACGCCGCTTTGACGGCATTGCGATTGCTGGCGCAGTTGGTGCGCTG</text:span></text:p>
                <text:p><text:span text:style-name="T12">ATTGATGCGATTGAACTGATTGGCGTATGCCGCTGATGCGATTGAACTGATTGGCGTA</text:span></text:p>
                <text:p><text:span text:style-name="T12">&gt;adk_4 S. enterica allele 4</text:span></text:p>
                <text:p><text:span text:style-name="T12">TTACGCCGCTTTGACGGCATTGCGATTGCTGGCGCAGTTGGTGCGCTGATTGATGCGA</text:span></text:p>
                <text:p><text:span text:style-name="T12">TTGAACTGATTGGCGTATGCCGCTGATGCGATTGAACTGATTGGCGTATTACGCCGCT</text:span></text:p>
                <text:p><text:span text:style-name="T12">&gt;fumC_1 E. coli allele 1</text:span></text:p>
                <text:p><text:span text:style-name="T12">GGCGTATGCCGCTGATGCGATTGAACTGATTGGCGATTACGCCGCTTTGACGGCATTG</text:span></text:p>
                <text:p><text:span text:style-name="T12">CGATTGCTGGCGCAGTTGGTGCGCTGATTGATGCGATTGAACTGATTGGCGTATGCCG</text:span></text:p>
                <text:p><text:span text:style-name="T12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 text:style-name="P10"><text:span text:style-name="T13">Antibiotic Resistance (</text:span><text:span text:style-name="T13">항생제 내성</text:span><text:span text:style-name="T13">): </text:span><text:span text:style-name="T13">세균이 특정 항생제 효과에 저항하여 생존</text:span><text:span text:style-name="T13">, </text:span><text:span text:style-name="T13">증식하는 능력</text:span><text:span text:style-name="T13">. </text:span></text:p>
                  </text:list-item>
                  <text:list-item>
                    <text:p text:style-name="P10"><text:span text:style-name="T13">Antibiotic Resistance Gene (ARG): </text:span><text:span text:style-name="T13">항생제 내성 능력을 부여하는 특정 유전자</text:span><text:span text:style-name="T13">. </text:span><text:span text:style-name="T13">분석의 핵심 목표</text:span><text:span text:style-name="T13">.</text:span></text:p>
                  </text:list-item>
                  <text:list-item>
                    <text:p text:style-name="P10"><text:span text:style-name="T13">Horizontal Gene Transfer (HGT, </text:span><text:span text:style-name="T13">수평적 유전자 이동</text:span><text:span text:style-name="T13">): </text:span><text:span text:style-name="T13">세균 개체 간 유전 물질</text:span><text:span text:style-name="T13">(</text:span><text:span text:style-name="T13">특히 </text:span><text:span text:style-name="T13">ARG)</text:span><text:span text:style-name="T13">이 직접 전달되는 현상</text:span><text:span text:style-name="T13">. </text:span><text:span text:style-name="T13">내성 확산의 주요 원인</text:span><text:span text:style-name="T13">.</text:span></text:p>
                  </text:list-item>
                  <text:list-item>
                    <text:p text:style-name="P10"><text:span text:style-name="T13">Mobile Genetic Elements (MGEs, </text:span><text:span text:style-name="T13">이동성 유전인자</text:span><text:span text:style-name="T13">): </text:span><text:span text:style-name="T13">플라스미드</text:span><text:span text:style-name="T13">(Plasmid), </text:span><text:span text:style-name="T13">트랜스포존</text:span><text:span text:style-name="T13">(Transposon) </text:span><text:span text:style-name="T13">등 </text:span><text:span text:style-name="T13">ARG</text:span><text:span text:style-name="T13">를 운반하는 역할을 하는 </text:span><text:span text:style-name="T13">DNA </text:span><text:span text:style-name="T13">조각들</text:span><text:span text:style-name="T13">.</text:span></text:p>
                  </text:list-item>
                  <text:list-item>
                    <text:p text:style-name="P10"><text:span text:style-name="T13">Mechanism of Resistance (</text:span><text:span text:style-name="T13">내성 기작</text:span><text:span text:style-name="T13">): ARG</text:span><text:span text:style-name="T13">가 내성을 나타내는 방식</text:span><text:span text:style-name="T13">. </text:span><text:span text:style-name="T13">예</text:span><text:span text:style-name="T13">: </text:span><text:span text:style-name="T13">항생제 분해</text:span><text:span text:style-name="T13">, </text:span><text:span text:style-name="T13">배출 펌프 활성화</text:span><text:span text:style-name="T13">, </text:span><text:span text:style-name="T13">표적 변형 등</text:span><text:span text:style-name="T13">.</text:span></text:p>
                  </text:list-item>
                  <text:list-item>
                    <text:p text:style-name="P10"><text:span text:style-name="T13">Super Bacteria (</text:span><text:span text:style-name="T13">슈퍼 박테리아</text:span><text:span text:style-name="T13">): </text:span><text:span text:style-name="T13">여러 계열 항생제에 내성을 보이는 다제내성균</text:span><text:span text:style-name="T13">(Multi-Drug Resistant, MD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 text:style-name="P10"><text:span text:style-name="T13">Homology Search (</text:span><text:span text:style-name="T13">상동성 검색</text:span><text:span text:style-name="T13">): </text:span><text:span text:style-name="T13">주어진 서열과 데이터베이스를 비교하여 기능적</text:span><text:span text:style-name="T13">, </text:span><text:span text:style-name="T13">진화적으로 연관 있는 서열을 찾는 과정</text:span><text:span text:style-name="T13">. ARG </text:span><text:span text:style-name="T13">분석의 핵심 원리</text:span><text:span text:style-name="T13">.</text:span></text:p>
                  </text:list-item>
                  <text:list-item>
                    <text:p text:style-name="P10"><text:span text:style-name="T13">BLAST (Basic Local Alignment Search Tool): </text:span><text:span text:style-name="T13">가장 널리 사용되는 상동성 검색 알고리즘</text:span><text:span text:style-name="T13">.</text:span></text:p>
                  </text:list-item>
                  <text:list-item>
                    <text:p text:style-name="P10"><text:span text:style-name="T13">Hidden Markov Model (HMM): </text:span><text:span text:style-name="T13">서열의 특정 패턴</text:span><text:span text:style-name="T13">(domain, family)</text:span><text:span text:style-name="T13">을 통계적으로 모델링한 기법</text:span><text:span text:style-name="T13">.</text:span></text:p>
                  </text:list-item>
                  <text:list-item>
                    <text:p text:style-name="P10"><text:span text:style-name="T13">ARG Database (</text:span><text:span text:style-name="T13">항생제 내성 유전자 데이터베이스</text:span><text:span text:style-name="T13">): </text:span><text:span text:style-name="T13">분석의 기준이 되는</text:span><text:span text:style-name="T13">, </text:span><text:span text:style-name="T13">기지</text:span><text:span text:style-name="T13">(known)</text:span><text:span text:style-name="T13">의 </text:span><text:span text:style-name="T13">ARG </text:span><text:span text:style-name="T13">서열 정보 모음</text:span><text:span text:style-name="T13">.</text:span></text:p>
                    <text:list>
                      <text:list-item>
                        <text:p text:style-name="P11"><text:span text:style-name="T13">CARD (Comprehensive Antibiotic Resistance Database): </text:span><text:span text:style-name="T13">가장 널리 쓰이는 종합 </text:span><text:span text:style-name="T13">ARG </text:span><text:span text:style-name="T13">데이터베이스</text:span><text:span text:style-name="T13">.</text:span></text:p>
                      </text:list-item>
                      <text:list-item>
                        <text:p text:style-name="P11"><text:span text:style-name="T13">ResFinder: </text:span><text:span text:style-name="T13">후천적으로 획득되는</text:span><text:span text:style-name="T13">(acquired) ARG </text:span><text:span text:style-name="T13">식별에 초점을 맞춘 데이터베이스</text:span><text:span text:style-name="T13">.</text:span></text:p>
                      </text:list-item>
                    </text:list>
                  </text:list-item>
                  <text:list-item>
                    <text:p text:style-name="P10"><text:span text:style-name="T13">NDARO (National Database of Antibiotic Resistant Organisms): </text:span><text:span text:style-name="T13">미국 </text:span><text:span text:style-name="T13">NIH</text:span><text:span text:style-name="T13">에서 관리하는 임상적으로 중요한 </text:span><text:span text:style-name="T13">ARG </text:span><text:span text:style-name="T13">정보 포함</text:span><text:span text:style-name="T13">.</text:span></text:p>
                  </text:list-item>
                  <text:list-item>
                    <text:p text:style-name="P10"><text:span text:style-name="T13">Contig (</text:span><text:span text:style-name="T13">콘티그</text:span><text:span text:style-name="T13">): </text:span><text:span text:style-name="T13">유전체 조립 과정에서 생성된 연속적인 염기서열 조각</text:span><text:span text:style-name="T13">. FASTA </text:span><text:span text:style-name="T13">파일의 기본 구성 단위</text:span><text:span text:style-name="T13">.</text:span></text:p>
                  </text:list-item>
                  <text:list-item>
                    <text:p text:style-name="P10"><text:span text:style-name="T13">Open Reading Frame (ORF, </text:span><text:span text:style-name="T13">해독 가능한 유전자 틀</text:span><text:span text:style-name="T13">): DNA </text:span><text:span text:style-name="T13">서열에서 단백질로 번역될 가능성이 있는 후보 영역</text:span><text:span text:style-name="T13">.</text:span></text:p>
                    <text:p text:style-name="P1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Analysis Preparation &amp; QC)</text:span></text:p>
                <text:list>
                  <text:list-item>
                    <text:p text:style-name="P10"><text:span text:style-name="T13">Genome Assembly (</text:span><text:span text:style-name="T13">유전체 조립</text:span><text:span text:style-name="T13">): </text:span><text:span text:style-name="T13">짧은 시퀀싱 리드를 이어 붙여 긴 </text:span><text:span text:style-name="T13">Contig </text:span><text:span text:style-name="T13">또는 전체 유전체 서열</text:span><text:span text:style-name="T13">(FASTA)</text:span><text:span text:style-name="T13">을 만드는 과정</text:span><text:span text:style-name="T13">. </text:span><text:span text:style-name="T13">이 결과물이 </text:span><text:span text:style-name="T13">ARG </text:span><text:span text:style-name="T13">분석의 입력</text:span><text:span text:style-name="T13">.</text:span></text:p>
                  </text:list-item>
                  <text:list-item>
                    <text:p text:style-name="P10"><text:span text:style-name="T13">Assembly Quality Metrics (</text:span><text:span text:style-name="T13">조립 품질 지표</text:span><text:span text:style-name="T13">): </text:span><text:span text:style-name="T13">조립된 유전체의 품질 평가 지표</text:span><text:span text:style-name="T13">. N50/L50, BUSCO </text:span><text:span text:style-name="T13">등이 있음</text:span><text:span text:style-name="T13">.</text:span></text:p>
                  </text:list-item>
                  <text:list-item>
                    <text:p text:style-name="P10"><text:span text:style-name="T13">Gene Prediction (</text:span><text:span text:style-name="T13">유전자 예측</text:span><text:span text:style-name="T13">): FASTA </text:span><text:span text:style-name="T13">서열에서 </text:span><text:span text:style-name="T13">ORF</text:span><text:span text:style-name="T13">를 찾아 유전자 후보 목록을 만드는 과정</text:span><text:span text:style-name="T13">. (</text:span><text:span text:style-name="T13">대표 도구</text:span><text:span text:style-name="T13">: Prodigal)</text:span></text:p>
                  </text:list-item>
                  <text:list-item>
                    <text:p text:style-name="P10"><text:span text:style-name="T13">Database Curation (</text:span><text:span text:style-name="T13">데이터베이스 큐레이션</text:span><text:span text:style-name="T13">): </text:span><text:span text:style-name="T13">공개 데이터베이스를 다운로드하고</text:span><text:span text:style-name="T13">, </text:span><text:span text:style-name="T13">특정 포맷</text:span><text:span text:style-name="T13">(</text:span><text:span text:style-name="T13">예</text:span><text:span text:style-name="T13">: BLAST DB)</text:span><text:span text:style-name="T13">으로 변환하는 준비 과정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Gene Detection &amp; Prediction)</text:span></text:p>
                <text:list>
                  <text:list-item>
                    <text:p><text:span text:style-name="T13">Alignment Tool (</text:span><text:span text:style-name="T13">정렬 도구</text:span><text:span text:style-name="T13">) :BWA‑MEM, Bowtie2, STAR, minimap2 </text:span><text:span text:style-name="T13">등 원하는 정렬 속도</text:span><text:span text:style-name="T13">·</text:span><text:span text:style-name="T13">정확도 에 따라 선택할 수 있는 도구</text:span></text:p>
                  </text:list-item>
                  <text:list-item>
                    <text:p><text:span text:style-name="T13">Indexing (</text:span><text:span text:style-name="T13">인덱싱 </text:span><text:span text:style-name="T13">) : FASTA</text:span><text:span text:style-name="T13">를 </text:span><text:span text:style-name="T13">BWA‑index, Bowtie2‑index </text:span><text:span text:style-name="T13">등으로 변환</text:span><text:span text:style-name="T13">, </text:span><text:span text:style-name="T13">빠른 정렬을 위한 사전 준비 단계</text:span></text:p>
                  </text:list-item>
                  <text:list-item>
                    <text:p text:style-name="P4"><text:span text:style-name="T15">Sorting (</text:span><text:span text:style-name="T15">정렬</text:span><text:span text:style-name="T15">) : <text:s/>Read</text:span><text:span text:style-name="T15">를 좌표순으로 정렬</text:span><text:span text:style-name="T13">(BAM)</text:span><text:span text:style-name="T13">인덱스 파일 생성</text:span><text:span text:style-name="T13">, </text:span><text:span text:style-name="T13">변이 호출에 필요</text:span></text:p>
                  </text:list-item>
                  <text:list-item>
                    <text:p><text:span text:style-name="T13">Indexing BAM (BAM </text:span><text:span text:style-name="T13">인덱싱</text:span><text:span text:style-name="T13">) : .bai </text:span><text:span text:style-name="T13">파일 생성</text:span><text:span text:style-name="T13">,</text:span><text:span text:style-name="T13">빠른 임의 접근 </text:span><text:span text:style-name="T13">(</text:span><text:span text:style-name="T13">예</text:span><text:span text:style-name="T13">: IGV </text:span><text:span text:style-name="T13">시각화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 text:style-name="P10"><text:span text:style-name="T13">Resistance Profile (</text:span><text:span text:style-name="T13">내성 프로파일</text:span><text:span text:style-name="T13">): </text:span><text:span text:style-name="T13">한 균주에서 식별된 </text:span><text:span text:style-name="T13">ARG</text:span><text:span text:style-name="T13">의 전체 목록</text:span><text:span text:style-name="T13">.</text:span></text:p>
                  </text:list-item>
                  <text:list-item>
                    <text:p text:style-name="P10"><text:span text:style-name="T13">Drug Class (</text:span><text:span text:style-name="T13">약물 계열</text:span><text:span text:style-name="T13">): ARG</text:span><text:span text:style-name="T13">가 내성을 부여하는 항생제의 종류</text:span><text:span text:style-name="T13">. (</text:span><text:span text:style-name="T13">예</text:span><text:span text:style-name="T13">: Beta-lactam, Tetracycline </text:span><text:span text:style-name="T13">등</text:span><text:span text:style-name="T13">)</text:span></text:p>
                  </text:list-item>
                  <text:list-item>
                    <text:p text:style-name="P10"><text:span text:style-name="T13">Allele Variant (</text:span><text:span text:style-name="T13">대립유전자 변이</text:span><text:span text:style-name="T13">): </text:span><text:span text:style-name="T13">동일 유전자의 약간 다른 서열 변이체</text:span><text:span text:style-name="T13">. </text:span><text:span text:style-name="T13">내성 수준이나 범위에 영향을 줄 수 있음</text:span><text:span text:style-name="T13">. (</text:span><text:span text:style-name="T13">예</text:span><text:span text:style-name="T13">: blaCTX-M-15 vs. blaCTX-M-14)</text:span></text:p>
                  </text:list-item>
                  <text:list-item>
                    <text:p text:style-name="P10"><text:span text:style-name="T13">Detection Model / Confidence (</text:span><text:span text:style-name="T13">탐색 모델 </text:span><text:span text:style-name="T13">/ </text:span><text:span text:style-name="T13">신뢰도</text:span><text:span text:style-name="T13">): </text:span><text:span text:style-name="T13">탐색 도구가 </text:span><text:span text:style-name="T13">ARG</text:span><text:span text:style-name="T13">를 얼마나 확실하게 찾았는지 나타내는 등급</text:span><text:span text:style-name="T13">. (</text:span><text:span text:style-name="T13">예</text:span><text:span text:style-name="T13">: RGI</text:span><text:span text:style-name="T13">의 </text:span><text:span text:style-name="T13">Perfect/Strict </text:span><text:span text:style-name="T13">모델</text:span><text:span text:style-name="T13">)</text:span></text:p>
                  </text:list-item>
                  <text:list-item>
                    <text:p text:style-name="P10"><text:span text:style-name="T13">Genomic Context (</text:span><text:span text:style-name="T13">유전체적 맥락</text:span><text:span text:style-name="T13">): </text:span><text:span text:style-name="T13">발견된 </text:span><text:span text:style-name="T13">ARG</text:span><text:span text:style-name="T13">의 유전체 내 위치와 주변에 </text:span><text:span text:style-name="T13">MGEs(</text:span><text:span text:style-name="T13">이동성 유전인자</text:span><text:span text:style-name="T13">)</text:span><text:span text:style-name="T13">가 함께 존재하는지 분석하는 것</text:span><text:span text:style-name="T13">. </text:span><text:span text:style-name="T13">전파 가능성 예측에 중요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10.16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7" table:default-cell-style-name="ce3">
              <table:table-cell>
                <text:p text:style-name="P12"><text:span text:style-name="T17">FASTA</text:span><text:span text:style-name="T17"><text:tab/></text:span></text:p>
              </table:table-cell>
              <table:table-cell>
                <text:p text:style-name="P9"><text:span text:style-name="T17">.fa, .fna, .fasta</text:span></text:p>
              </table:table-cell>
              <table:table-cell>
                <text:p text:style-name="P9"><text:span text:style-name="T17">&gt; </text:span><text:span text:style-name="T17">헤더와 염기서열로 구성된</text:span><text:span text:style-name="T17">, </text:span><text:span text:style-name="T17">조립 완료된 유전체 서열 정보</text:span><text:span text:style-name="T17">.</text:span></text:p>
              </table:table-cell>
              <table:table-cell>
                <text:p text:style-name="P9"><text:span text:style-name="T17">ARG </text:span><text:span text:style-name="T17">분석 파이프라인의 시작 입력 데이터로 사용됨</text:span><text:span text:style-name="T17">. ABRicate, RGI </text:span><text:span text:style-name="T17">등 대부분의 분석 도구가 이 형식의 파일을 입력으로 받음</text:span><text:span text:style-name="T17">.</text:span></text:p>
              </table:table-cell>
            </table:table-row>
            <table:table-row table:style-name="ro8" table:default-cell-style-name="ce3">
              <table:table-cell>
                <text:p text:style-name="P12"><text:span text:style-name="T17">BLAST DB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>
                <text:p text:style-name="P9"><text:span text:style-name="T17">FASTA </text:span><text:span text:style-name="T17">형식의 참조 서열을 빠른 검색을 위해 색인화한 바이너리 파일 셋</text:span><text:span text:style-name="T17">.</text:span></text:p>
              </table:table-cell>
              <table:table-cell>
                <text:p text:style-name="P9"><text:span text:style-name="T17">BLAST </text:span><text:span text:style-name="T17">프로그램이 상동성 검색 시 참조 데이터베이스로 사용함</text:span><text:span text:style-name="T17">.</text:span></text:p>
              </table:table-cell>
            </table:table-row>
            <table:table-row table:style-name="ro9" table:default-cell-style-name="ce3">
              <table:table-cell>
                <text:p text:style-name="P12"><text:span text:style-name="T17">GFF / GTF</text:span></text:p>
              </table:table-cell>
              <table:table-cell>
                <text:p text:style-name="P9"><text:span text:style-name="T17">.gff, .gtf</text:span></text:p>
              </table:table-cell>
              <table:table-cell>
                <text:p text:style-name="P9"><text:span text:style-name="T17">탭 기반 텍스트</text:span><text:span text:style-name="T17">. </text:span><text:span text:style-name="T17">유전체</text:span><text:span text:style-name="T17">(Contig) </text:span><text:span text:style-name="T17">내 유전자의 시작</text:span><text:span text:style-name="T17">/</text:span><text:span text:style-name="T17">끝 위치</text:span><text:span text:style-name="T17">, </text:span><text:span text:style-name="T17">가닥</text:span><text:span text:style-name="T17">(strand) </text:span><text:span text:style-name="T17">등 주석 정보</text:span><text:span text:style-name="T17">.</text:span></text:p>
              </table:table-cell>
              <table:table-cell>
                <text:p text:style-name="P9"><text:span text:style-name="T17">유전자 예측 도구</text:span><text:span text:style-name="T17">(Prodigal)</text:span><text:span text:style-name="T17">의 중간 결과물로 생성되며</text:span><text:span text:style-name="T17">, </text:span><text:span text:style-name="T17">유전자의 위치를 특정하는 데 사용됨</text:span><text:span text:style-name="T17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9.91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BLAST Tabular</text:span></text:p>
              </table:table-cell>
              <table:table-cell>
                <text:p text:style-name="P9"><text:span text:style-name="T17">.tsv, .txt </text:span><text:span text:style-name="T17">등 </text:span><text:span text:style-name="T17">(</text:span><text:span text:style-name="T17">지정하기 나름</text:span><text:span text:style-name="T17">)</text:span></text:p>
              </table:table-cell>
              <table:table-cell table:style-name="ce4">
                <text:p text:style-name="P13"><text:span text:style-name="T18">12</text:span><text:span text:style-name="T18">개 컬럼으로 구성된 탭 구분 텍스트</text:span><text:span text:style-name="T18">. </text:span><text:span text:style-name="T18">쿼리 </text:span><text:span text:style-name="T18">ID, </text:span><text:span text:style-name="T18">참조 </text:span><text:span text:style-name="T18">ID, </text:span><text:span text:style-name="T18">유사도</text:span><text:span text:style-name="T18">(%), E-value </text:span><text:span text:style-name="T18">등 </text:span><text:span text:style-name="T18">BLAST </text:span><text:span text:style-name="T18">검색 결과</text:span><text:span text:style-name="T18">.</text:span></text:p>
              </table:table-cell>
              <table:table-cell table:style-name="ce4">
                <text:p text:style-name="P13"><text:span text:style-name="T18">BLAST </text:span><text:span text:style-name="T18">검색의 원시</text:span><text:span text:style-name="T18">(raw) </text:span><text:span text:style-name="T18">결과물</text:span><text:span text:style-name="T18">. </text:span><text:span text:style-name="T18">스크립트로 파싱하여 신뢰도 높은 후보를 필터링하는 중간 분석 단계에서 사용됨</text:span><text:span text:style-name="T18">.</text:span></text:p>
              </table:table-cell>
            </table:table-row>
            <table:table-row table:style-name="ro12" table:default-cell-style-name="ce3">
              <table:table-cell>
                <text:p text:style-name="P12"><text:span text:style-name="T17">TSV / CSV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 table:style-name="ce4">
                <text:p text:style-name="P13"><text:span text:style-name="T18">탭 또는 쉼표로 구분된 표 형태의 텍스트</text:span><text:span text:style-name="T18">. </text:span><text:span text:style-name="T18">탐지된 </text:span><text:span text:style-name="T18">ARG </text:span><text:span text:style-name="T18">이름</text:span><text:span text:style-name="T18">, </text:span><text:span text:style-name="T18">내성 정보</text:span><text:span text:style-name="T18">, </text:span><text:span text:style-name="T18">유사도</text:span><text:span text:style-name="T18">, </text:span><text:span text:style-name="T18">커버리지 등 최종 분석 결과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ABRicate, RGI </text:span><text:span text:style-name="T18">등 분석 도구의 최종 결과물임</text:span><text:span text:style-name="T18">. </text:span><text:span text:style-name="T18">사람이 읽거나 </text:span><text:span text:style-name="T18">Excel </text:span><text:span text:style-name="T18">등에서 열어 결과를 확인하고 해석하는 데 사용됨</text:span><text:span text:style-name="T18">.</text:span></text:p>
                <text:p text:style-name="P13"><text:span text:style-name="T18"/></text:p>
              </table:table-cell>
            </table:table-row>
            <table:table-row table:style-name="ro13" table:default-cell-style-name="ce3">
              <table:table-cell>
                <text:p text:style-name="P12"><text:span text:style-name="T17">JSON</text:span></text:p>
              </table:table-cell>
              <table:table-cell>
                <text:p text:style-name="P9"><text:span text:style-name="T17">.gff, .gtf</text:span></text:p>
              </table:table-cell>
              <table:table-cell table:style-name="ce4">
                <text:p text:style-name="P13"><text:span text:style-name="T18">Key-Value </text:span><text:span text:style-name="T18">쌍으로 구성된 구조화된 데이터</text:span><text:span text:style-name="T18">. </text:span><text:span text:style-name="T18">최종 분석 결과를 계층적으로 담고 있음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일부 최신 도구의 최종 결과물임</text:span><text:span text:style-name="T18">. </text:span><text:span text:style-name="T18">웹 기반 시각화 도구나 다른 프로그램과 데이터를 </text:span><text:span text:style-name="T18">**</text:span><text:span text:style-name="T18">연동</text:span><text:span text:style-name="T18">(integration)**</text:span><text:span text:style-name="T18">할 때 주로 사용됨</text:span><text:span text:style-name="T18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2. </text:span><text:span text:style-name="T3">ARG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 </text:span><text:span text:style-name="T10">: WGS </text:span><text:span text:style-name="T10">데이터의 조립</text:span><text:span text:style-name="T10">(Assembly)</text:span><text:span text:style-name="T10">이 완료된 </text:span><text:span text:style-name="T10">FASTA </text:span><text:span text:style-name="T10">형식의 유전체 서열</text:span></text:p>
                  </text:list-item>
                  <text:list-item>
                    <text:p><text:span text:style-name="T10">파일이 손상되지 않았는지</text:span><text:span text:style-name="T10">, </text:span><text:span text:style-name="T10">예상되는 유전체 크기와 유사한지 등 기본적인 품질을 확인</text:span></text:p>
                  </text:list-item>
                  <text:list-item>
                    <text:p><text:span text:style-name="T10">조립 품질이 낮으면 유전자가 누락되거나 깨져있을 가능성이 큼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참조 데이터베이스 준비 </text:span><text:span text:style-name="T10">(Reference Database Preparation)</text:span></text:p>
                <text:list>
                  <text:list-item>
                    <text:p><text:span text:style-name="T10">알려진 항생제 내성 유전자 서열이 담긴 표준 데이터베이스를 다운로드</text:span></text:p>
                    <text:list>
                      <text:list-item>
                        <text:p text:style-name="P4"><text:span text:style-name="T10">대표적인 데이터 베이스</text:span><text:span text:style-name="T10">: CARD, ResFinder, NDARO </text:span><text:span text:style-name="T10">등</text:span></text:p>
                      </text:list-item>
                    </text:list>
                  </text:list-item>
                  <text:list-item>
                    <text:p text:style-name="P10"><text:span text:style-name="T10">각 데이터베이스 웹사이트에서 최신 버전의 유전자 서열</text:span><text:span text:style-name="T10">(FASTA </text:span><text:span text:style-name="T10">형식</text:span><text:span text:style-name="T10">)</text:span><text:span text:style-name="T10">을 다운로드함</text:span><text:span text:style-name="T10">.</text:span></text:p>
                  </text:list-item>
                  <text:list-item>
                    <text:p text:style-name="P14"><text:span text:style-name="T10">다운로드한 </text:span><text:span text:style-name="T10">FASTA </text:span><text:span text:style-name="T10">파일을 </text:span><text:span text:style-name="T10">makeblastdb</text:span><text:span text:style-name="T10">와 같은 명령어를 사용해 </text:span><text:span text:style-name="T10">BLAST DB </text:span><text:span text:style-name="T10">형식으로 변환함</text:span><text:span text:style-name="T10">. </text:span></text:p>
                    <text:list>
                      <text:list-item>
                        <text:p text:style-name="P11"><text:span text:style-name="T10">텍스트 파일을 빠른 검색이 가능한 바이너리 색인 파일로 가공하여 분석 속도를 비약적으로 향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><text:span text:style-name="T10">유전자 예측 </text:span><text:span text:style-name="T10">(Gene Prediction / ORF Calling)</text:span></text:p>
                <text:list>
                  <text:list-item>
                    <text:p><text:span text:style-name="T10">FASTA </text:span><text:span text:style-name="T10">파일의 긴 염기서열 전체에서 단백질로 번역될 가능성이 있는 유전자 후보 영역</text:span><text:span text:style-name="T10">(ORF, Open Reading Frame)</text:span><text:span text:style-name="T10">들을 식별함</text:span><text:span text:style-name="T10">. </text:span></text:p>
                  </text:list-item>
                  <text:list-item>
                    <text:p><text:span text:style-name="T10">세균 유전체에서는 </text:span><text:span text:style-name="T10">Prodigal</text:span><text:span text:style-name="T10">과 같은 전문 도구가 이 역할을 수행</text:span></text:p>
                  </text:list-item>
                  <text:list-item>
                    <text:p><text:span text:style-name="T10">결과물</text:span></text:p>
                    <text:list>
                      <text:list-item>
                        <text:p text:style-name="P15"><text:span text:style-name="T20">GFF </text:span><text:span text:style-name="T20">파일 </text:span><text:span text:style-name="T20">- </text:span><text:span text:style-name="T10">각 유전자 후보의 위치 정보</text:span></text:p>
                      </text:list-item>
                      <text:list-item>
                        <text:p text:style-name="P15"><text:span text:style-name="T20">FASTA <text:s/>- </text:span><text:span text:style-name="T20">각 유전자 후보의 </text:span><text:span text:style-name="T10">서열 정보</text:span></text:p>
                      </text:list-item>
                      <text:list-item>
                        <text:p text:style-name="P15"><text:span text:style-name="T10">ABRicate</text:span><text:span text:style-name="T10">와 같은 일부 도구는 이 과정을 내장하고 있어 전체 </text:span><text:span text:style-name="T10">Contig </text:span><text:span text:style-name="T10">서열을 직접 검색할 수도있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 text:style-name="P3"><text:span text:style-name="T10">상동성 검색 </text:span><text:span text:style-name="T10">(Homology Search) </text:span></text:p>
                <text:list>
                  <text:list-item>
                    <text:p><text:span text:style-name="T10">Step 1</text:span><text:span text:style-name="T10">에서 준비한 참조 </text:span><text:span text:style-name="T10">ARG </text:span><text:span text:style-name="T10">데이터베이스</text:span><text:span text:style-name="T10">, Step 2</text:span><text:span text:style-name="T10">에서 예측된 유전자 서열</text:span><text:span text:style-name="T10">(</text:span><text:span text:style-name="T10">또는 전체 </text:span><text:span text:style-name="T10">Contig)</text:span><text:span text:style-name="T10">을 </text:span><text:span text:style-name="T10">BLAST </text:span><text:span text:style-name="T10">알고리즘을 이용해 비교</text:span></text:p>
                    <text:list>
                      <text:list-item>
                        <text:p><text:span text:style-name="T10">유전자 하나하나를 참조 </text:span><text:span text:style-name="T10">DB</text:span><text:span text:style-name="T10">와 대조하여 얼마나 유사한지를 점수화하는 작업</text:span><text:span text:style-name="T10">. </text:span></text:p>
                      </text:list-item>
                    </text:list>
                  </text:list-item>
                  <text:list-item>
                    <text:p><text:span text:style-name="T10">결과물 </text:span></text:p>
                    <text:list>
                      <text:list-item>
                        <text:p><text:span text:style-name="T10">BLAST Tabular(-outfmt 6) </text:span><text:span text:style-name="T10">형식의 원본</text:span><text:span text:style-name="T10">(raw) </text:span><text:span text:style-name="T10">결과 파일</text:span><text:span text:style-name="T10">:</text:span></text:p>
                        <text:p text:style-name="P4"><text:span text:style-name="T10">어떤 유전자가 어떤 </text:span><text:span text:style-name="T10">ARG</text:span><text:span text:style-name="T10">와 얼마나 유사한지에 대한 모든 비교 정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결과 필터링 </text:span><text:span text:style-name="T10">(Hit Filtering)</text:span></text:p>
                <text:list>
                  <text:list-item>
                    <text:p><text:span text:style-name="T10">BLAST </text:span><text:span text:style-name="T10">원본 결과에는 우연히 약간의 유사성만 보이는 무의미한 결과들이 다수 포함되어 있음</text:span><text:span text:style-name="T10">. </text:span><text:span text:style-name="T10">따라서 미리 설정된 엄격한 기준</text:span><text:span text:style-name="T10">(threshold)</text:span><text:span text:style-name="T10">을 적용하여 신뢰할 수 있는 결과만 선별</text:span><text:span text:style-name="T10">.</text:span></text:p>
                  </text:list-item>
                  <text:list-item>
                    <text:p><text:span text:style-name="T10">서열 유사도 </text:span><text:span text:style-name="T10">(Sequence Identity)</text:span></text:p>
                    <text:list>
                      <text:list-item>
                        <text:p><text:span text:style-name="T10">보통 </text:span><text:span text:style-name="T10">90% </text:span><text:span text:style-name="T10">이상 일치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서열 커버리지 </text:span><text:span text:style-name="T10">(Sequence Coverage)</text:span></text:p>
                    <text:list>
                      <text:list-item>
                        <text:p><text:span text:style-name="T10">참조 유전자 길이의 </text:span><text:span text:style-name="T10">90% </text:span><text:span text:style-name="T10">이상이 정렬된 경우를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E-value: </text:span><text:span text:style-name="T10">통계적 유의성이 높은</text:span><text:span text:style-name="T10">(</text:span><text:span text:style-name="T10">예</text:span><text:span text:style-name="T10">: 1e-10 </text:span><text:span text:style-name="T10">이하</text:span><text:span text:style-name="T10">) </text:span><text:span text:style-name="T10">결과만 남김</text:span><text:span text:style-name="T10">.</text:span></text:p>
                  </text:list-item>
                  <text:list-item>
                    <text:p><text:span text:style-name="T10">ABRicate, RGI</text:span><text:span text:style-name="T10">와 같은 통합 분석 도구는 이러한 필터링 기준을 내장하고 있어 과정을 자동화함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최종 주석 및 프로파일링 </text:span><text:span text:style-name="T10">(Annotation &amp; Profiling)</text:span></text:p>
                <text:list>
                  <text:list-item>
                    <text:p><text:span text:style-name="T10">엄격한 필터링을 통과한 </text:span><text:span text:style-name="T10">ARG </text:span><text:span text:style-name="T10">후보 목록에 대해 최종적으로 생물학적 의미를 부여하고 보고서를 작성</text:span><text:span text:style-name="T10">. </text:span></text:p>
                    <text:list>
                      <text:list-item>
                        <text:p><text:span text:style-name="T10">각 </text:span><text:span text:style-name="T10">ARG</text:span><text:span text:style-name="T10">에 대해 어떤 항생제 계열</text:span><text:span text:style-name="T10">(Drug Class)</text:span><text:span text:style-name="T10">에 내성을 갖는지 내성 기작</text:span><text:span text:style-name="T10">(Mechanism)</text:span><text:span text:style-name="T10">은 무엇인지 등의 상세 정보를 데이터베이스에서 가져와 추가</text:span><text:span text:style-name="T10">. </text:span></text:p>
                      </text:list-item>
                      <text:list-item>
                        <text:p><text:span text:style-name="T10">이 모든 정보를 종합하여 해당 균주가 가진 항생제 내성 유전자의 전체 목록</text:span><text:span text:style-name="T10">, </text:span><text:span text:style-name="T10">즉 내성 프로파일</text:span><text:span text:style-name="T10">(Resistance Profile)</text:span><text:span text:style-name="T10">을 담은 </text:span><text:span text:style-name="T10">TSV </text:span><text:span text:style-name="T10">또는 </text:span><text:span text:style-name="T10">CSV </text:span><text:span text:style-name="T10">형식의 최종 보고서 파일을 생성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Biological Background)</text:span></text:p>
                <text:list>
                  <text:list-item>
                    <text:p text:style-name="P10"><text:span text:style-name="T13">Housekeeping Gene (</text:span><text:span text:style-name="T13">핵심 유전자</text:span><text:span text:style-name="T13">)</text:span><text:span text:style-name="T13"><text:tab/></text:span><text:span text:style-name="T13">:</text:span><text:span text:style-name="T13">세포의 기본적인 생명 활동 유지에 필수적인 유전자로</text:span><text:span text:style-name="T13">, </text:span><text:span text:style-name="T13">진화 속도가 느려 계통 분류에 적합함</text:span><text:span text:style-name="T13">.</text:span></text:p>
                  </text:list-item>
                  <text:list-item>
                    <text:p text:style-name="P10"><text:span text:style-name="T13">Locus (</text:span><text:span text:style-name="T13">유전자좌</text:span><text:span text:style-name="T13">,</text:span><text:span text:style-name="T13">유전자자리</text:span><text:span text:style-name="T13">) :</text:span><text:span text:style-name="T13"><text:tab/></text:span><text:span text:style-name="T13">유전체 상에서 특정 유전자가 위치하는 고유한 물리적 위치를 의미함</text:span><text:span text:style-name="T13">.</text:span></text:p>
                  </text:list-item>
                  <text:list-item>
                    <text:p text:style-name="P10"><text:span text:style-name="T13">Allele (</text:span><text:span text:style-name="T13">대립유전자</text:span><text:span text:style-name="T13">)</text:span><text:span text:style-name="T13"><text:tab/></text:span><text:span text:style-name="T13">하나의 유전자좌</text:span><text:span text:style-name="T13">(Locus)</text:span><text:span text:style-name="T13">에서 발견되는</text:span><text:span text:style-name="T13">, </text:span><text:span text:style-name="T13">염기서열이 약간씩 다른 다양한 버전의 유전자를 의미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MLST (Multi-Locus Sequence Typing) :</text:span><text:span text:style-name="T13">약 </text:span><text:span text:style-name="T13">7</text:span><text:span text:style-name="T13">개의 핵심 유전자</text:span><text:span text:style-name="T13">(Housekeeping Gene) </text:span><text:span text:style-name="T13">서열을 분석하여 세균의 계통을 식별하고 분류하는 표준화된 계산 방법론</text:span><text:span text:style-name="T13">.</text:span></text:p>
                  </text:list-item>
                  <text:list-item>
                    <text:p text:style-name="P10"><text:span text:style-name="T13">Scheme (</text:span><text:span text:style-name="T13">스킴</text:span><text:span text:style-name="T13">)</text:span><text:span text:style-name="T13"><text:tab/></text:span><text:span text:style-name="T13"> : </text:span><text:span text:style-name="T13">특정 세균 종</text:span><text:span text:style-name="T13">(species)</text:span><text:span text:style-name="T13">을 분석하는 데 사용되는 핵심 유전자들의 정해진 조합 규칙</text:span><text:span text:style-name="T13">. (</text:span><text:span text:style-name="T13">예</text:span><text:span text:style-name="T13">: E. coli #1 </text:span><text:span text:style-name="T13">스킴</text:span><text:span text:style-name="T13">)</text:span></text:p>
                  </text:list-item>
                  <text:list-item>
                    <text:p text:style-name="P10"><text:span text:style-name="T13">Allelic Profile (</text:span><text:span text:style-name="T13">대립유전자 프로파일</text:span><text:span text:style-name="T13">) : </text:span><text:span text:style-name="T13">한 균주가 가지는</text:span><text:span text:style-name="T13">, </text:span><text:span text:style-name="T13">스킴에 포함된 모든 유전자좌의 대립유전자 번호 조합</text:span><text:span text:style-name="T13">. ST</text:span><text:span text:style-name="T13">를 결정하기 위한 중간 식별자</text:span><text:span text:style-name="T13">. (</text:span><text:span text:style-name="T13">예</text:span><text:span text:style-name="T13">: adk:4, fumC:1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ST (Sequence Type, </text:span><text:span text:style-name="T13">시퀀스 타입</text:span><text:span text:style-name="T13">)</text:span><text:span text:style-name="T13"><text:tab/></text:span><text:span text:style-name="T13">특정 대립유전자 프로파일에 부여되는 최종적인 분류 번호</text:span><text:span text:style-name="T13">. (</text:span><text:span text:style-name="T13">예</text:span><text:span text:style-name="T13">: ST-11) </text:span><text:span text:style-name="T13">균주의 </text:span><text:span text:style-name="T13">'</text:span><text:span text:style-name="T13">신분증</text:span><text:span text:style-name="T13">'</text:span><text:span text:style-name="T13">과 같은 역할을 하는 계산 결과</text:span><text:span text:style-name="T13">.</text:span></text:p>
                  </text:list-item>
                  <text:list-item>
                    <text:p text:style-name="P10"><text:span text:style-name="T13">PubMLST</text:span><text:span text:style-name="T13"><text:tab/></text:span><text:span text:style-name="T13">전 세계 </text:span><text:span text:style-name="T13">MLST </text:span><text:span text:style-name="T13">스킴과 프로파일 데이터가 저장되고 관리되는 중앙 공공 데이터베이스이자</text:span><text:span text:style-name="T13">, </text:span><text:span text:style-name="T13">분석에 필요한 데이터를 제공하는 자원</text:span><text:span text:style-name="T13">(resourc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3-</text:span><text:span text:style-name="T3">파일 형식 정리</text:span></text:p>
          </draw:text-box>
        </draw:frame>
        <draw:frame draw:style-name="gr2" draw:layer="layout" svg:width="22.804cm" svg:height="10.26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FASTA</text:span></text:p>
              </table:table-cell>
              <table:table-cell>
                <text:p text:style-name="P9"><text:span text:style-name="T17">.fa, .fna, .fasta</text:span></text:p>
              </table:table-cell>
              <table:table-cell table:style-name="ce4">
                <text:p text:style-name="P13"><text:span text:style-name="T18">&gt; </text:span><text:span text:style-name="T18">헤더와 염기서열로 구성된</text:span><text:span text:style-name="T18">, </text:span><text:span text:style-name="T18">조립 완료된 유전체 서열 정보</text:span><text:span text:style-name="T18">.</text:span></text:p>
              </table:table-cell>
              <table:table-cell table:style-name="ce4">
                <text:p text:style-name="P13"><text:span text:style-name="T18">MLST </text:span><text:span text:style-name="T18">분석 파이프라인의 시작 입력 데이터로 사용</text:span><text:span text:style-name="T18">. </text:span><text:span text:style-name="T18">이 파일에서 핵심 유전자를 검색</text:span><text:span text:style-name="T18">.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Allele DB (FASTA)</text:span></text:p>
              </table:table-cell>
              <table:table-cell>
                <text:p text:style-name="P9"><text:span text:style-name="T17">.tfa, .fasta</text:span></text:p>
              </table:table-cell>
              <table:table-cell table:style-name="ce4">
                <text:p text:style-name="P13"><text:span text:style-name="T18">특정 유전자좌</text:span><text:span text:style-name="T18">(locus)</text:span><text:span text:style-name="T18">에 대해 알려진 모든 대립유전자</text:span><text:span text:style-name="T18">(allele)</text:span><text:span text:style-name="T18">의 서열이 담긴 </text:span><text:span text:style-name="T18">FASTA </text:span><text:span text:style-name="T18">파일</text:span><text:span text:style-name="T18">.</text:span></text:p>
              </table:table-cell>
              <table:table-cell table:style-name="ce4">
                <text:p text:style-name="P13"><text:span text:style-name="T18">PubMLST</text:span><text:span text:style-name="T18">에서 다운로드하며</text:span><text:span text:style-name="T18">, </text:span><text:span text:style-name="T18">입력 유전체의 유전자 서열과 비교하여 대립유전자 번호를 판별하는 데 사용</text:span><text:span text:style-name="T18">.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Profile DB (TSV/TXT)</text:span></text:p>
              </table:table-cell>
              <table:table-cell>
                <text:p text:style-name="P9"><text:span text:style-name="T17">.txt, .tsv</text:span></text:p>
              </table:table-cell>
              <table:table-cell table:style-name="ce4">
                <text:p text:style-name="P13"><text:span text:style-name="T18">대립유전자 프로파일과 </text:span><text:span text:style-name="T18">ST </text:span><text:span text:style-name="T18">번호를 </text:span><text:span text:style-name="T18">1:1</text:span><text:span text:style-name="T18">로 매핑해놓은 탭 구분 텍스트 파일</text:span><text:span text:style-name="T18">.</text:span></text:p>
              </table:table-cell>
              <table:table-cell table:style-name="ce4">
                <text:p text:style-name="P13"><text:span text:style-name="T18">대립유전자 번호 조합을 조회하여 최종 </text:span><text:span text:style-name="T18">ST</text:span><text:span text:style-name="T18">를 결정하는 데 사용</text:span><text:span text:style-name="T18">.</text:span></text:p>
              </table:table-cell>
            </table:table-row>
            <table:table-row table:style-name="ro11" table:default-cell-style-name="ce4">
              <table:table-cell>
                <text:p text:style-name="P17"><text:span text:style-name="T18">TSV</text:span></text:p>
              </table:table-cell>
              <table:table-cell>
                <text:p text:style-name="P13"><text:span text:style-name="T18">.tsv, .txt</text:span></text:p>
              </table:table-cell>
              <table:table-cell>
                <text:p text:style-name="P13"><text:span text:style-name="T18">탭으로 구분된 텍스트</text:span><text:span text:style-name="T18">. </text:span><text:span text:style-name="T18">입력 파일명</text:span><text:span text:style-name="T18">, </text:span><text:span text:style-name="T18">스킴</text:span><text:span text:style-name="T18">, ST, </text:span><text:span text:style-name="T18">대립유전자 프로파일 등 최종 분석 결과</text:span><text:span text:style-name="T18">.</text:span></text:p>
              </table:table-cell>
              <table:table-cell>
                <text:p text:style-name="P13"><text:span text:style-name="T18">tseemann/mlst</text:span><text:span text:style-name="T18">와 같은 분석 도구의 최종 결과물</text:span><text:span text:style-name="T18">. </text:span><text:span text:style-name="T18">결과를 확인하고 기록하는 데 사용</text:span><text:span text:style-name="T18">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은</text:span><text:span text:style-name="T10">FASTA </text:span><text:span text:style-name="T10">형식의 조립된 유전체 서열</text:span></text:p>
                  </text:list-item>
                  <text:list-item>
                    <text:p><text:span text:style-name="T10">FASTA</text:span><text:span text:style-name="T10">파일로부터 분석에 필요한 핵심 유전자</text:span><text:span text:style-name="T10">(housekeeping gene)</text:span><text:span text:style-name="T10">들을 검색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 <text:s/>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스킴 식별</text:span></text:p>
                    <text:list>
                      <text:list-item>
                        <text:p><text:span text:style-name="T21">분석할 균주에 맞는 스킴을 결정함</text:span><text:span text:style-name="T10">. (</text:span><text:span text:style-name="T21">예</text:span><text:span text:style-name="T10">: Escherichia coli #1, Staphylococcus aureus #1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6"><text:span text:style-name="T23">Step 1 -</text:span><text:span text:style-name="T23">데이터 입력 </text:span><text:span text:style-name="T23">: </text:span><text:span text:style-name="T23">입력 유전체 및 참조 데이터베이스 준비 </text:span><text:span text:style-name="T23">: 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데이터베이스 다운로드</text:span></text:p>
                    <text:list>
                      <text:list-item>
                        <text:p><text:span text:style-name="T21">식별된 스킴에 해당하는 데이터베이스를 </text:span><text:span text:style-name="T10">PubMLST</text:span><text:span text:style-name="T21">와 같은 중앙 저장소에서 다운로드</text:span></text:p>
                        <text:list>
                          <text:list-item>
                            <text:p><text:span text:style-name="T10">DB</text:span><text:span text:style-name="T21">에는 다음과 같은 정보가 포함됨</text:span></text:p>
                            <text:list>
                              <text:list-item>
                                <text:p><text:span text:style-name="T21">유전자좌</text:span><text:span text:style-name="T10">(locus)</text:span><text:span text:style-name="T21">에 대한 모든 알려진 대립유전자</text:span><text:span text:style-name="T10">(allele) </text:span><text:span text:style-name="T21">서열 정보와</text:span><text:span text:style-name="T10">,</text:span></text:p>
                              </text:list-item>
                              <text:list-item>
                                <text:p><text:span text:style-name="T21">대립유전자 조합에 따른 프로파일</text:span><text:span text:style-name="T10">(profile) </text:span><text:span text:style-name="T21">정보가 포함됨</text:span><text:span text:style-name="T10">. </text:span></text:p>
                              </text:list-item>
                            </text:list>
                          </text:list-item>
                          <text:list-item>
                            <text:p><text:span text:style-name="T10">tseemann/mlst</text:span><text:span text:style-name="T21">와 같은 도구는 이 과정을 자동화하여 필요한 </text:span><text:span text:style-name="T10">DB</text:span><text:span text:style-name="T21">를 자동으로 다운로드 및 구성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유전자좌 탐색 </text:span><text:span text:style-name="T10">(Locus Search)</text:span></text:p>
                <text:list>
                  <text:list-item>
                    <text:p><text:span text:style-name="T10">준비된 스킴에 명시된 </text:span><text:span text:style-name="T10">7</text:span><text:span text:style-name="T10">개의 유전자좌</text:span><text:span text:style-name="T10">(</text:span><text:span text:style-name="T10">예</text:span><text:span text:style-name="T10">: adk, fumC, gyrB </text:span><text:span text:style-name="T10">등</text:span><text:span text:style-name="T10">) </text:span><text:span text:style-name="T10">서열을 쿼리로 사용</text:span><text:span text:style-name="T10">, </text:span><text:span text:style-name="T10">입력된 </text:span><text:span text:style-name="T10">FASTA </text:span><text:span text:style-name="T10">유전체 전체를 대상으로 </text:span><text:span text:style-name="T10">BLAST </text:span><text:span text:style-name="T10">검색을 수행함</text:span><text:span text:style-name="T10">. </text:span></text:p>
                  </text:list-item>
                  <text:list-item>
                    <text:p><text:span text:style-name="T10">유전체 내에서 각 핵심 유전자의 정확한 위치와 서열을 찾음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대립유전자 판별 </text:span><text:span text:style-name="T10">(Allele Calling)</text:span></text:p>
                <text:list>
                  <text:list-item>
                    <text:p><text:span text:style-name="T10">탐색된 각 유전자의 서열을 다운로드한 대립유전자 데이터베이스와 비교</text:span></text:p>
                  </text:list-item>
                  <text:list-item>
                    <text:p><text:span text:style-name="T10">데이터베이스에 있는 여러 대립유전자 버전 중 </text:span><text:span text:style-name="T10">100% </text:span><text:span text:style-name="T10">일치하는 서열을 찾아 해당 대립유전자 번호</text:span><text:span text:style-name="T10">(allele number)</text:span><text:span text:style-name="T10">를 부여</text:span></text:p>
                    <text:list>
                      <text:list-item>
                        <text:p><text:span text:style-name="T10">예</text:span><text:span text:style-name="T10">: adk </text:span><text:span text:style-name="T10">유전자는 </text:span><text:span text:style-name="T10">4</text:span><text:span text:style-name="T10">번 대립유전자와 일치 → </text:span><text:span text:style-name="T10">adk-4. </text:span></text:p>
                      </text:list-item>
                      <text:list-item>
                        <text:p><text:span text:style-name="T10">만약 </text:span><text:span text:style-name="T10">100% </text:span><text:span text:style-name="T10">일치하는 서열이 </text:span><text:span text:style-name="T10">DB</text:span><text:span text:style-name="T10">에 없다면</text:span><text:span text:style-name="T10">, </text:span><text:span text:style-name="T10">새로운 대립유전자로 간주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프로파일 매칭 </text:span><text:span text:style-name="T10">(Profile Matching)</text:span></text:p>
                <text:list>
                  <text:list-item>
                    <text:p><text:span text:style-name="T10">Step 2</text:span><text:span text:style-name="T10">에서 결정된 대립유전자 번호들의 조합</text:span><text:span text:style-name="T10">, </text:span><text:span text:style-name="T10">즉 대립유전자 프로파일</text:span><text:span text:style-name="T10">(allelic profile)(</text:span><text:span text:style-name="T10">예</text:span><text:span text:style-name="T10">: adk:4, fumC:1, gyrB:2, ...)</text:span><text:span text:style-name="T10">을 스킴의 프로파일 데이터베이스와 비교</text:span><text:span text:style-name="T10">. </text:span></text:p>
                    <text:list>
                      <text:list-item>
                        <text:p><text:span text:style-name="T10">이 데이터베이스는 특정 대립유전자 조합과 </text:span><text:span text:style-name="T10">ST </text:span><text:span text:style-name="T10">번호를 </text:span><text:span text:style-name="T10">1:1</text:span><text:span text:style-name="T10">로 매핑해 놓은 테이블</text:span><text:span text:style-name="T10">. </text:span></text:p>
                      </text:list-item>
                      <text:list-item>
                        <text:p><text:span text:style-name="T10">이 테이블을 조회하여 해당 프로파일에 맞는 </text:span><text:span text:style-name="T10">ST(Sequence Type) </text:span><text:span text:style-name="T10">번호를 최종적으로 결정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결과 보고 </text:span><text:span text:style-name="T10">(Reporting)</text:span></text:p>
                <text:list>
                  <text:list-item>
                    <text:p><text:span text:style-name="T10">분석 결과를 요약하여 보고함</text:span><text:span text:style-name="T10">. </text:span><text:span text:style-name="T10">최종 결과에는 다음 정보가 필수적으로 포함됨</text:span><text:span text:style-name="T10">.</text:span></text:p>
                  </text:list-item>
                  <text:list-item>
                    <text:p><text:span text:style-name="T10">입력 파일명</text:span></text:p>
                  </text:list-item>
                  <text:list-item>
                    <text:p><text:span text:style-name="T10">적용된 </text:span><text:span text:style-name="T10">MLST </text:span><text:span text:style-name="T10">스킴</text:span></text:p>
                  </text:list-item>
                  <text:list-item>
                    <text:p><text:span text:style-name="T10">최종적으로 결정된 </text:span><text:span text:style-name="T10">ST </text:span><text:span text:style-name="T10">번호 </text:span><text:span text:style-name="T10">(</text:span><text:span text:style-name="T10">예</text:span><text:span text:style-name="T10">: ST-11)</text:span></text:p>
                  </text:list-item>
                  <text:list-item>
                    <text:p><text:span text:style-name="T10">ST </text:span><text:span text:style-name="T10">결정의 근거가 된 대립유전자 프로파일 </text:span><text:span text:style-name="T10">(</text:span><text:span text:style-name="T10">예</text:span><text:span text:style-name="T10">: adk(4) fumC(1) gyrB(2) ...)</text:span></text:p>
                  </text:list-item>
                  <text:list-item>
                    <text:p><text:span text:style-name="T20">결과물 </text:span><text:span text:style-name="T20">: TSV - </text:span><text:span text:style-name="T10">tab</text:span><text:span text:style-name="T10">으로 구분된 텍스트 파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1T0">
        <office:forms form:automatic-focus="false" form:apply-design-mode="false"/>
        <draw:frame presentation:style-name="pr6" draw:text-style-name="P18" draw:layer="layout" svg:width="22.5cm" svg:height="2.6cm" svg:x="4.5cm" svg:y="0.6cm" presentation:class="title">
          <draw:text-box>
            <text:p text:style-name="P18"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4. ARG,MLST 분석 툴 현황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과거 </text:span><text:span text:style-name="T10">: </text:span><text:span text:style-name="T10">단일 프레임워크 내부에서 염기서열 분석부터 해석까지 모두 진행함</text:span></text:p>
                    <text:list>
                      <text:list-item>
                        <text:p><text:span text:style-name="T10">GUI </text:span><text:span text:style-name="T10">위주</text:span><text:span text:style-name="T10">, API/SDK</text:span><text:span text:style-name="T10">를 제공하는 모놀리식 소프트웨어가 주류</text:span><text:span text:style-name="T10">.</text:span></text:p>
                      </text:list-item>
                      <text:list-item>
                        <text:p><text:span text:style-name="T10">Ex ) CLC Genomics Workbench, Geneious, Vector NTI, Lasergene DNASTAR </text:span><text:span text:style-name="T10">등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현재 </text:span><text:span text:style-name="T10">: </text:span><text:span text:style-name="T10">한 가지 작업을 수행하는 각각의 프로그램들이 텍스트 스트림 입출력을 표준화하여 연동함</text:span><text:span text:style-name="T10">.</text:span></text:p>
                    <text:list>
                      <text:list-item>
                        <text:p><text:span text:style-name="T10">Ex 1) </text:span><text:span text:style-name="T10">세균 게놈 특성 분석</text:span></text:p>
                        <text:list>
                          <text:list-item>
                            <text:p><text:span text:style-name="T10">프로세스 </text:span><text:span text:style-name="T10">: QC → Assembly → Annotation → Typing</text:span></text:p>
                          </text:list-item>
                          <text:list-item>
                            <text:p><text:span text:style-name="T10">사용 툴 </text:span><text:span text:style-name="T10">: FastQC → SPAdes → Prokka → mlst, abricate</text:span></text:p>
                          </text:list-item>
                        </text:list>
                      </text:list-item>
                      <text:list-item>
                        <text:p><text:span text:style-name="T10">Ex 2) </text:span><text:span text:style-name="T10">진핵생물 변이체 탐색</text:span></text:p>
                        <text:list>
                          <text:list-item>
                            <text:p><text:span text:style-name="T10">프로세스 </text:span><text:span text:style-name="T10">: Alignment → Processing → Calling → Annotation</text:span></text:p>
                          </text:list-item>
                          <text:list-item>
                            <text:p><text:span text:style-name="T10">사용 툴 </text:span><text:span text:style-name="T10">: BWA → Samtools, Picard → GATK → SnpEff</text:span></text:p>
                          </text:list-item>
                        </text:list>
                      </text:list-item>
                      <text:list-item>
                        <text:p><text:span text:style-name="T10">Ex 3) RNA-Seq </text:span><text:span text:style-name="T10">차등 발현 분석</text:span></text:p>
                        <text:list>
                          <text:list-item>
                            <text:p><text:span text:style-name="T10">프로세스 </text:span><text:span text:style-name="T10">: QC → Alignment → Quantification → Statistics</text:span></text:p>
                          </text:list-item>
                          <text:list-item>
                            <text:p><text:span text:style-name="T10">사용 툴 </text:span><text:span text:style-name="T10">: FastQC → STAR → featureCounts → R (DESeq2)d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><text:span text:style-name="T11">Torsten Seemann (Tseeman) : </text:span><text:span text:style-name="T11">툴체인의 사실상의 표준 </text:span><text:span text:style-name="T11">(de facto standard) </text:span><text:span text:style-name="T11">정립</text:span></text:p>
                    <text:list>
                      <text:list-item>
                        <text:p><text:span text:style-name="T10">Prokka: </text:span><text:span text:style-name="T10">세균 유전체의 유전자 구조를 빠르고 정확하게 예측하고 주석</text:span><text:span text:style-name="T10">(annotation)</text:span><text:span text:style-name="T10">을 달아주는 소프트웨어</text:span><text:span text:style-name="T10">,</text:span><text:span text:style-name="T10">유전체 조립</text:span><text:span text:style-name="T10">(assembly) </text:span><text:span text:style-name="T10">후 가장 먼저 수행하는 작업 중 하나로</text:span><text:span text:style-name="T10">, </text:span><text:span text:style-name="T10">거의 필수적으로 사용</text:span><text:span text:style-name="T10">.</text:span></text:p>
                      </text:list-item>
                      <text:list-item>
                        <text:p><text:span text:style-name="T10">Snippy: </text:span><text:span text:style-name="T10">유전체들의 단일 염기 변이</text:span><text:span text:style-name="T10">(SNP)</text:span><text:span text:style-name="T10">를 신속하게 찾아내고 핵심 유전체</text:span><text:span text:style-name="T10">(core genome)</text:span><text:span text:style-name="T10">를 분석하는 툴로 균주의 역학 조사나 진화 관계를 연구할 때 핵심적으로 활용</text:span><text:span text:style-name="T10">.</text:span></text:p>
                      </text:list-item>
                      <text:list-item>
                        <text:p><text:span text:style-name="T10">Roary: </text:span><text:span text:style-name="T10">여러 유전체들을 비교하여 판게놈</text:span><text:span text:style-name="T10">(pan-genome), </text:span><text:span text:style-name="T10">즉 해당 종이 가질 수 있는 유전자 전체 집합을 분석하는 툴</text:span><text:span text:style-name="T10">.</text:span></text:p>
                      </text:list-item>
                      <text:list-item>
                        <text:p><text:span text:style-name="T10">Abricate: </text:span><text:span text:style-name="T10">조립된 유전체 서열에서 항생제 내성 유전자나 독성 유전자가 있는지 빠르게 스크리닝하는 데 사용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4"><text:span text:style-name="T23">BWA,SAMtools, </text:span><text:span text:style-name="T11">Heng Li : </text:span><text:span text:style-name="T11">시퀀싱 데이터 처리의 표준</text:span></text:p>
                    <text:list>
                      <text:list-item>
                        <text:p><text:span text:style-name="T10">BWA (Burrows-Wheeler Aligner): </text:span><text:span text:style-name="T10">짧은 시퀀싱 리드</text:span><text:span text:style-name="T10">(reads)</text:span><text:span text:style-name="T10">를 참조 유전체</text:span><text:span text:style-name="T10">(reference genome)</text:span><text:span text:style-name="T10">에 정렬</text:span><text:span text:style-name="T10">(align)</text:span><text:span text:style-name="T10">하는 가장 대표적인 도구</text:span><text:span text:style-name="T10">.</text:span></text:p>
                      </text:list-item>
                      <text:list-item>
                        <text:p><text:span text:style-name="T10">SAMtools: </text:span><text:span text:style-name="T10">정렬된 결과를 담는 표준 파일 형식인 </text:span><text:span text:style-name="T10">SAM/BAM </text:span><text:span text:style-name="T10">파일을 다루기 위한 필수 유틸리티로 파일 정렬</text:span><text:span text:style-name="T10">, </text:span><text:span text:style-name="T10">인덱싱</text:span><text:span text:style-name="T10">, </text:span><text:span text:style-name="T10">통계 등 거의 모든 파이프라인에 필수적으로 포함됨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GATK(Genome Analysis Toolkit) , Broad Institute : </text:span><text:span text:style-name="T11">인간 유전체 및 변이 분석의 표준</text:span></text:p>
                    <text:list>
                      <text:list-item>
                        <text:p text:style-name="P19"><text:span text:style-name="T25">인간 유전체의 </text:span><text:span text:style-name="T25">SNP</text:span><text:span text:style-name="T25">이나 </text:span><text:span text:style-name="T25">InDel </text:span><text:span text:style-name="T25">같은 유전 변이</text:span><text:span text:style-name="T25">(variant)</text:span><text:span text:style-name="T25">를 찾는 과정에서 표준 파이프라인으로 인정받는 툴킷</text:span><text:span text:style-name="T25">.</text:span></text:p>
                      </text:list-item>
                      <text:list-item>
                        <text:p text:style-name="P19"><text:span text:style-name="T10">브로드 연구소가 제시하는 </text:span><text:span text:style-name="T10">GATK Best Practices</text:span><text:span text:style-name="T10">는 전 세계 연구자들이 따르는 변이 분석의 가이드라인 역할을 함</text:span></text:p>
                        <text:list>
                          <text:list-item>
                            <text:p><text:span text:style-name="T10">임상 유전체 분석 분야에서는 </text:span><text:span text:style-name="T10">GATK</text:span><text:span text:style-name="T10">를 사용하지 않으면 신뢰도가 떨어짐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QIIME 2 , Rob Knight &amp; Greg Caporaso : </text:span><text:span text:style-name="T11">메타게놈 분석의 표준</text:span></text:p>
                    <text:list>
                      <text:list-item>
                        <text:p text:style-name="P19"><text:span text:style-name="T25">메타게놈 분석의 전 과정을</text:span><text:span text:style-name="T25">(</text:span><text:span text:style-name="T25">데이터 전처리</text:span><text:span text:style-name="T25">, </text:span><text:span text:style-name="T25">군집 분류</text:span><text:span text:style-name="T25">(OTU/ASV), </text:span><text:span text:style-name="T25">다양성 분석</text:span><text:span text:style-name="T25">, </text:span><text:span text:style-name="T25">통계 및 시각화</text:span><text:span text:style-name="T25">) </text:span><text:span text:style-name="T25">포함하는 통합 분석 플랫폼</text:span><text:span text:style-name="T25">.</text:span></text:p>
                      </text:list-item>
                      <text:list-item>
                        <text:p text:style-name="P19"><text:span text:style-name="T10">수많은 플러그인을 통해 분석을 확장할 수 있음</text:span></text:p>
                      </text:list-item>
                      <text:list-item>
                        <text:p text:style-name="P19"><text:span text:style-name="T10">분석의 재현성을 보장하는 기능 때문에 마이크로바이옴 연구의 표준 플랫폼으로 여겨짐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19"><text:span text:style-name="T11">DESeq2,EdgeR (Bioconductor R </text:span><text:span text:style-name="T11">패키지</text:span><text:span text:style-name="T11">) , EMBL : </text:span><text:span text:style-name="T11">전사체 분석의 표준</text:span></text:p>
                    <text:list>
                      <text:list-item>
                        <text:p text:style-name="P19"><text:span text:style-name="T25">샘플 그룹 간에 유의미하게 발현량이 차이 나는 유전자</text:span><text:span text:style-name="T25">(Differentially Expressed Genes, DEG)</text:span><text:span text:style-name="T25">를 찾아내는 통계 분석에서 가장 널리 사용되는 도구들</text:span><text:span text:style-name="T25">.</text:span></text:p>
                      </text:list-item>
                      <text:list-item>
                        <text:p text:style-name="P19"><text:span text:style-name="T10">관련 분야의 논문에서 이 두 패키지 중 하나를 사용하는 것이 거의 표준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5. (</text:span><text:span text:style-name="T3">공통</text:span><text:span text:style-name="T3">) </text:span><text:span text:style-name="T3">환경설정 및 툴 설정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19"><text:span text:style-name="T24">Conda</text:span><text:span text:style-name="T27"> </text:span></text:p>
                    <text:list>
                      <text:list-item>
                        <text:p><text:span text:style-name="T28">의존성 및 환경 관리 시스템</text:span></text:p>
                      </text:list-item>
                      <text:list-item>
                        <text:p><text:span text:style-name="T28">Channel : </text:span><text:span text:style-name="T28">패키지 저장소 위치 </text:span><text:span text:style-name="T28">( </text:span><text:span text:style-name="T28">기본값 </text:span><text:span text:style-name="T28">default )</text:span></text:p>
                        <text:list>
                          <text:list-header>
                            <text:p><text:span text:style-name="T28">ex) conda-forge, r, pytorch </text:span></text:p>
                          </text:list-header>
                          <text:list-item>
                            <text:p><text:span text:style-name="T28">Bioconda</text:span></text:p>
                            <text:list>
                              <text:list-item>
                                <text:p><text:span text:style-name="T28">생물학 관련 라이브러리를 집중적으로 다루는 </text:span><text:span text:style-name="T28">Chann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1.44cm" svg:x="4.5cm" svg:y="3.7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19"><text:span text:style-name="T24">Conda </text:span></text:p>
                    <text:list>
                      <text:list-item>
                        <text:p><text:span text:style-name="T29">인스톨러 종류</text:span></text:p>
                        <text:list>
                          <text:list-item>
                            <text:p><text:span text:style-name="T29">Miniconda : </text:span><text:span text:style-name="T29">최소한의 패키지만 사전 설치</text:span></text:p>
                          </text:list-item>
                          <text:list-item>
                            <text:p><text:span text:style-name="T29">Anaconda : </text:span><text:span text:style-name="T29">데이터 과학 분석도구 모음</text:span><text:span text:style-name="T29">, </text:span><text:span text:style-name="T29">아나콘다 네이게이터 </text:span><text:span text:style-name="T29">: </text:span><text:span text:style-name="T29">환경설정을 위한 </text:span><text:span text:style-name="T29">GUI </text:span><text:span text:style-name="T29">앱을 포함한 모든 기능을 설치하는 인스톨러</text:span></text:p>
                          </text:list-item>
                          <text:list-item>
                            <text:p><text:span text:style-name="T29">Miniforge : miniconda</text:span><text:span text:style-name="T29">지만 </text:span><text:span text:style-name="T29">conda-forge </text:span><text:span text:style-name="T29">채널을 위해 사전 설정되는 인스톨러</text:span></text:p>
                            <text:p><text:span text:style-name="T25"/></text:p>
                          </text:list-item>
                        </text:list>
                        <text:p><text:span text:style-name="T24">BioConda </text:span><text:span text:style-name="T24">채널의 경우 </text:span><text:span text:style-name="T24">conda-forge</text:span><text:span text:style-name="T24">의 패키지를 주로 사용함 </text:span><text:span text:style-name="T24"><text:line-break/></text:span><text:span text:style-name="T24">= miniforge </text:span><text:span text:style-name="T24">사용 권장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p text:style-name="P16"><text:span text:style-name="T24"/></text:p>
                <text:p text:style-name="P16"><text:span text:style-name="T24"/></text:p>
                <text:list>
                  <text:list-header>
                    <text:p text:style-name="P19"><text:span text:style-name="T30">MiniForge </text:span><text:span text:style-name="T30">인스톨러 사용</text:span><text:span text:style-name="T30">, Conda</text:span><text:span text:style-name="T30">설치 </text:span></text:p>
                    <text:p text:style-name="P19"><text:span text:style-name="T30">→ </text:span><text:span text:style-name="T30">conda-forge, Bioconda </text:span><text:span text:style-name="T30">채널 추가</text:span></text:p>
                    <text:p text:style-name="P19"><text:span text:style-name="T30">→ </text:span><text:span text:style-name="T30">mlst, abricate </text:span><text:span text:style-name="T30">설치</text:span></text:p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item>
                    <text:p text:style-name="P20"><text:span text:style-name="T30">MiniForge </text:span><text:span text:style-name="T30">인스톨러 사용</text:span><text:span text:style-name="T30">, Conda</text:span><text:span text:style-name="T30">설치</text:span></text:p>
                    <text:p text:style-name="P20"><text:span text:style-name="T30"><text:s/></text:span></text:p>
                    <text:list>
                      <text:list-header>
                        <text:p><text:span text:style-name="T31">curl -L -O "https://github.com/conda-forge/miniforge/releases/latest/download/Miniforge3-$(uname)-$(uname -m).sh"</text:span></text:p>
                        <text:p><text:span text:style-name="T31"><text:line-break/></text:span><text:span text:style-name="T31">bash Miniforge3-$(uname)-$(uname -m).sh</text:span></text:p>
                        <text:p><text:span text:style-name="T31"/></text:p>
                        <text:p text:style-name="P15"><text:span text:style-name="T31">conda ini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item>
                    <text:p text:style-name="P20"><text:span text:style-name="T30">Conda </text:span><text:span text:style-name="T30">환경 초기화</text:span></text:p>
                    <text:p text:style-name="P20"><text:span text:style-name="T30"/></text:p>
                    <text:list>
                      <text:list-header>
                        <text:p><text:span text:style-name="T31">conda create -n local_bioinformatics</text:span></text:p>
                        <text:p><text:span text:style-name="T31"/></text:p>
                        <text:p><text:span text:style-name="T31">conda activate local_bioinformatics</text:span></text:p>
                        <text:p><text:span text:style-name="T31"/></text:p>
                        <text:p><text:span text:style-name="T31">conda config --add channels bioconda</text:span></text:p>
                        <text:p><text:span text:style-name="T31"/></text:p>
                        <text:p><text:span text:style-name="T31">conda config --set channel_priority strict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item>
                    <text:p text:style-name="P20"><text:span text:style-name="T30">mlst, abricate </text:span><text:span text:style-name="T30">설치</text:span></text:p>
                    <text:p text:style-name="P20"><text:span text:style-name="T30"/></text:p>
                    <text:list>
                      <text:list-header>
                        <text:p text:style-name="P21"><text:span text:style-name="T28">conda install -c bioconda mlst abricate</text:span></text:p>
                        <text:p text:style-name="P21"><text:span text:style-name="T28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01:02.824908695</meta:creation-date>
    <meta:editing-duration>PT9H58M26S</meta:editing-duration>
    <meta:editing-cycles>214</meta:editing-cycles>
    <meta:generator>LibreOffice/24.2.7.2$Linux_X86_64 LibreOffice_project/420$Build-2</meta:generator>
    <dc:title>DNA</dc:title>
    <dc:date>2025-09-02T17:06:15.647571937</dc:date>
    <meta:document-statistic meta:object-count="354"/>
  </office:meta>
</office:document-meta>
</file>